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bc15" officeooo:paragraph-rsid="0013bc15"/>
    </style:style>
    <style:style style:name="P2" style:family="paragraph" style:parent-style-name="Standard">
      <style:text-properties officeooo:rsid="0013c012" officeooo:paragraph-rsid="0013c012"/>
    </style:style>
    <style:style style:name="T1" style:family="text">
      <style:text-properties officeooo:rsid="0013c0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27 Apr 2020</text:p>
      <text:p text:style-name="P1">Group I</text:p>
      <text:p text:style-name="P1">Present: Alex, Colin, Mariah, Peter, Stefan </text:p>
      <text:p text:style-name="P1">Absent: </text:p>
      <text:p text:style-name="P1">Started: 2:05 PM</text:p>
      <text:p text:style-name="P1"/>
      <text:p text:style-name="P1">This is likely to be the final meeting before group submission. All members have made substantial contributions to both GameWindow and RawFileHandler. An issues remains as to how we want to position our file options function, as it remains in GameWindow for the time being. </text:p>
      <text:p text:style-name="P1"/>
      <text:p text:style-name="P1">All members were present for this meeting.</text:p>
      <text:p text:style-name="P1"/>
      <text:p text:style-name="P1">Peter and Colin started the meeting by showing the progress that they had made with file options. Peter’s drop down menu was for the most part, working, and his file path tactic forced the user to load and save in “input”, a good move for those who don’t understand directories well. <text:span text:style-name="T1">Colin was still working on shifting file options into a separate class, but he agreed that Stefan’s implementation was a good alternative. </text:span></text:p>
      <text:p text:style-name="P1"/>
      <text:p text:style-name="P2">Stefan also showcased that his file options function reacted to user input in the form of checking if the user wanted to save after making new moves. It will not ask if a new file has just been loaded, or no new moves have been made. He did note that, because he was lazy, the user is not redirected specifically to a “save” section, but rather to the “save/load” section. He did not feel like separating his save and load functionality. This could be something that is improved before submission. </text:p>
      <text:p text:style-name="P2"/>
      <text:p text:style-name="P2">Stefan also displayed how he and Mariah had finished up the load and save functionality. The game will still load the default file at generation, but will load and save at any time afterwards. If the file does not contain the specified hex format, nothing will change. Upon loading, the game will appropriately reposition the pieces as needed. Upon save, the user can type and directly select which folder/file they want to work with. </text:p>
      <text:p text:style-name="P2"/>
      <text:p text:style-name="P2">Alex agreed to spot check these new updates, and noted that he wasn’t sure if the reset functionality was working. It will reset to the original positions that the game was originally spawned with, even after a file has been loaded. Stefan noted that he thought this was supposed to happen, but was open to Alex working with this issue. </text:p>
      <text:p text:style-name="P2"/>
      <text:p text:style-name="P2">All members agreed that the program was essentially ready for submission, with a few small quirks to work with. Stefan agreed to get all UML prepared for this submission, and suggested that the team only meet again if a critical issue was uncovered. All members agreed to this, and signed out for the day.</text:p>
      <text:p text:style-name="P2"/>
      <text:p text:style-name="P2">Meeting end: 2:55 PM</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0:30:34.585207562</meta:creation-date>
    <dc:date>2020-04-29T10:44:05.739547112</dc:date>
    <meta:editing-duration>PT13M30S</meta:editing-duration>
    <meta:editing-cycles>2</meta:editing-cycles>
    <meta:generator>LibreOffice/5.2.7.2$Linux_X86_64 LibreOffice_project/20m0$Build-2</meta:generator>
    <meta:document-statistic meta:table-count="0" meta:image-count="0" meta:object-count="0" meta:page-count="1" meta:paragraph-count="13" meta:word-count="423" meta:character-count="2429" meta:non-whitespace-character-count="2012"/>
  </office:meta>
</office:document-meta>
</file>